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833in" fo:line-height="100%"/>
      <style:text-properties style:font-name-complex="Calibri" fo:font-weight="bold" style:font-weight-asian="bold" fo:font-size="12pt" style:font-size-asian="12pt"/>
    </style:style>
    <style:style style:name="P2" style:parent-style-name="Normal" style:family="paragraph">
      <style:paragraph-properties fo:text-align="justify" fo:margin-bottom="0.0833in" fo:line-height="100%"/>
    </style:style>
    <style:style style:name="T3" style:parent-style-name="Fonteparág.padrão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4" style:parent-style-name="Fonteparág.padrão" style:family="text">
      <style:text-properties style:font-name-complex="Calibri"/>
    </style:style>
    <style:style style:name="P5" style:parent-style-name="Normal" style:family="paragraph">
      <style:paragraph-properties fo:text-align="justify" fo:margin-bottom="0.0833in" fo:line-height="100%"/>
    </style:style>
    <style:style style:name="T6" style:parent-style-name="Fonteparág.padrão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7" style:parent-style-name="Fonteparág.padrão" style:family="text">
      <style:text-properties style:font-name-complex="Calibri"/>
    </style:style>
    <style:style style:name="P8" style:parent-style-name="paragraph" style:family="paragraph">
      <style:paragraph-properties style:vertical-align="baseline" fo:margin-top="0in" fo:margin-bottom="0.0833in"/>
    </style:style>
    <style:style style:name="T9" style:parent-style-name="normaltextrun" style:family="text">
      <style:text-properties style:font-name="Calibri" style:font-name-complex="Calibri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paragraph" style:list-style-name="LFO1" style:family="paragraph">
      <style:paragraph-properties fo:text-align="justify" style:vertical-align="baseline" fo:margin-top="0in" fo:margin-bottom="0.0833in" fo:margin-left="0.4958in" fo:text-indent="-0.2479in">
        <style:tab-stops/>
      </style:paragraph-properties>
    </style:style>
    <style:style style:name="T11" style:parent-style-name="normaltextrun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2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13" style:parent-style-name="eop" style:family="text">
      <style:text-properties style:font-name="Calibri" style:font-name-complex="Calibri" fo:font-size="11pt" style:font-size-asian="11pt" style:font-size-complex="11pt"/>
    </style:style>
    <style:style style:name="TableColumn15" style:family="table-column">
      <style:table-column-properties style:column-width="3.6305in"/>
    </style:style>
    <style:style style:name="TableColumn16" style:family="table-column">
      <style:table-column-properties style:column-width="3.6305in"/>
    </style:style>
    <style:style style:name="Table14" style:family="table">
      <style:table-properties style:width="7.2611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0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1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2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3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4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5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6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7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8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29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30" style:parent-style-name="paragraph" style:family="paragraph">
      <style:paragraph-properties fo:text-align="justify" style:vertical-align="baseline" fo:margin-top="0in" fo:margin-bottom="0in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33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34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35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36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37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38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39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0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1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2" style:parent-style-name="paragraph" style:list-style-name="LFO2" style:family="paragraph">
      <style:paragraph-properties fo:text-align="justify" style:vertical-align="baseline" fo:margin-top="0in" fo:margin-bottom="0in" fo:margin-left="0.4958in" fo:text-indent="-0.2479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3" style:parent-style-name="paragraph" style:list-style-name="LFO2" style:family="paragraph">
      <style:paragraph-properties fo:text-align="justify" style:vertical-align="baseline" fo:margin-top="0in" fo:margin-bottom="0.0833in" fo:margin-left="0.4958in" fo:text-indent="-0.2479in">
        <style:tab-stops/>
      </style:paragraph-properties>
    </style:style>
    <style:style style:name="T44" style:parent-style-name="Fonteparág.padrão" style:family="text">
      <style:text-properties style:font-name="Calibri" style:font-name-complex="Calibri" fo:font-size="11pt" style:font-size-asian="11pt" style:font-size-complex="11pt"/>
    </style:style>
    <style:style style:name="P45" style:parent-style-name="paragraph" style:list-style-name="LFO1" style:family="paragraph">
      <style:paragraph-properties fo:text-align="justify" style:vertical-align="baseline" fo:margin-top="0in" fo:margin-bottom="0.0833in" fo:margin-left="0.4958in" fo:text-indent="-0.2479in">
        <style:tab-stops/>
      </style:paragraph-properties>
    </style:style>
    <style:style style:name="T46" style:parent-style-name="normaltextrun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47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P48" style:parent-style-name="paragraph" style:list-style-name="LFO1" style:family="paragraph">
      <style:paragraph-properties fo:text-align="justify" style:vertical-align="baseline" fo:margin-top="0in" fo:margin-bottom="0in"/>
    </style:style>
    <style:style style:name="T49" style:parent-style-name="normaltextrun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50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P51" style:parent-style-name="ParágrafodaLista" style:list-style-name="LFO3" style:family="paragraph"/>
    <style:style style:name="T52" style:parent-style-name="normaltextrun" style:family="text">
      <style:text-properties style:font-name-complex="Calibri"/>
    </style:style>
    <style:style style:name="P53" style:parent-style-name="ParágrafodaLista" style:list-style-name="LFO3" style:family="paragraph"/>
    <style:style style:name="T54" style:parent-style-name="normaltextrun" style:family="text">
      <style:text-properties style:font-name-complex="Calibri"/>
    </style:style>
    <style:style style:name="P55" style:parent-style-name="ParágrafodaLista" style:list-style-name="LFO3" style:family="paragraph"/>
    <style:style style:name="T56" style:parent-style-name="normaltextrun" style:family="text">
      <style:text-properties style:font-name-complex="Calibri"/>
    </style:style>
    <style:style style:name="P57" style:parent-style-name="ParágrafodaLista" style:list-style-name="LFO3" style:family="paragraph"/>
    <style:style style:name="T58" style:parent-style-name="normaltextrun" style:family="text">
      <style:text-properties style:font-name-complex="Calibri"/>
    </style:style>
    <style:style style:name="P59" style:parent-style-name="ParágrafodaLista" style:list-style-name="LFO3" style:family="paragraph"/>
    <style:style style:name="T60" style:parent-style-name="normaltextrun" style:family="text">
      <style:text-properties style:font-name-complex="Calibri"/>
    </style:style>
    <style:style style:name="P61" style:parent-style-name="ParágrafodaLista" style:list-style-name="LFO3" style:family="paragraph"/>
    <style:style style:name="T62" style:parent-style-name="normaltextrun" style:family="text">
      <style:text-properties style:font-name-complex="Calibri"/>
    </style:style>
    <style:style style:name="P63" style:parent-style-name="ParágrafodaLista" style:list-style-name="LFO3" style:family="paragraph"/>
    <style:style style:name="T64" style:parent-style-name="normaltextrun" style:family="text">
      <style:text-properties style:font-name-complex="Calibri"/>
    </style:style>
    <style:style style:name="P65" style:parent-style-name="ParágrafodaLista" style:list-style-name="LFO3" style:family="paragraph"/>
    <style:style style:name="T66" style:parent-style-name="normaltextrun" style:family="text">
      <style:text-properties style:font-name-complex="Calibri"/>
    </style:style>
    <style:style style:name="P67" style:parent-style-name="ParágrafodaLista" style:list-style-name="LFO3" style:family="paragraph"/>
    <style:style style:name="T68" style:parent-style-name="normaltextrun" style:family="text">
      <style:text-properties style:font-name-complex="Calibri"/>
    </style:style>
    <style:style style:name="P69" style:parent-style-name="ParágrafodaLista" style:list-style-name="LFO3" style:family="paragraph"/>
    <style:style style:name="T70" style:parent-style-name="normaltextrun" style:family="text">
      <style:text-properties style:font-name-complex="Calibri"/>
    </style:style>
    <style:style style:name="P71" style:parent-style-name="ParágrafodaLista" style:list-style-name="LFO3" style:family="paragraph"/>
    <style:style style:name="T72" style:parent-style-name="normaltextrun" style:family="text">
      <style:text-properties style:font-name-complex="Calibri"/>
    </style:style>
    <style:style style:name="P73" style:parent-style-name="ParágrafodaLista" style:list-style-name="LFO3" style:family="paragraph"/>
    <style:style style:name="T74" style:parent-style-name="normaltextrun" style:family="text">
      <style:text-properties style:font-name-complex="Calibri"/>
    </style:style>
    <style:style style:name="P75" style:parent-style-name="ParágrafodaLista" style:list-style-name="LFO3" style:family="paragraph"/>
    <style:style style:name="T76" style:parent-style-name="normaltextrun" style:family="text">
      <style:text-properties style:font-name-complex="Calibri"/>
    </style:style>
    <style:style style:name="P77" style:parent-style-name="ParágrafodaLista" style:list-style-name="LFO3" style:family="paragraph"/>
    <style:style style:name="T78" style:parent-style-name="normaltextrun" style:family="text">
      <style:text-properties style:font-name-complex="Calibri"/>
    </style:style>
    <style:style style:name="P79" style:parent-style-name="ParágrafodaLista" style:list-style-name="LFO3" style:family="paragraph"/>
    <style:style style:name="T80" style:parent-style-name="normaltextrun" style:family="text">
      <style:text-properties style:font-name-complex="Calibri"/>
    </style:style>
    <style:style style:name="P81" style:parent-style-name="ParágrafodaLista" style:list-style-name="LFO3" style:family="paragraph"/>
    <style:style style:name="T82" style:parent-style-name="normaltextrun" style:family="text">
      <style:text-properties style:font-name-complex="Calibri"/>
    </style:style>
    <style:style style:name="P83" style:parent-style-name="ParágrafodaLista" style:list-style-name="LFO3" style:family="paragraph"/>
    <style:style style:name="T84" style:parent-style-name="normaltextrun" style:family="text">
      <style:text-properties style:font-name-complex="Calibri"/>
    </style:style>
    <style:style style:name="P85" style:parent-style-name="paragraph" style:list-style-name="LFO1" style:family="paragraph">
      <style:paragraph-properties fo:text-align="justify" style:vertical-align="baseline" fo:margin-top="0in" fo:margin-bottom="0.1666in"/>
    </style:style>
    <style:style style:name="T86" style:parent-style-name="normaltextrun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87" style:parent-style-name="normaltextrun" style:family="text"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Reunião sobre educação popular e práticas educativas em Conferências Nacionais</text:p>
      <text:p text:style-name="P2"><text:span text:style-name="T3">Data:</text:span><text:span text:style-name="T4"><text:s/>25/05/2023</text:span></text:p>
      <text:p text:style-name="P5"><text:span text:style-name="T6">Objetivo:</text:span><text:span text:style-name="T7"><text:s/>Identificar necessidades e oportunidades para fortalecer e qualificar práticas educativas em conferências nacionais.</text:span></text:p>
      <text:p text:style-name="P8"><text:span text:style-name="T9">Agenda:</text:span></text:p>
      <text:list text:style-name="LFO1" text:continue-numbering="true">
        <text:list-item>
          <text:p text:style-name="P10"><text:span text:style-name="T11">Momento Inicial</text:span><text:span text:style-name="T12"><text:s/>– Cada participante foi convidada a falar nome, órgão em que trabalha e principal desafio vivido na conferência em que está envolvida.</text:span><text:span text:style-name="T13"> Abaixo as anotações de desafios mencionados:</text:span></text:p>
        </text:list-item>
      </text:list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list text:style-name="LFO2" text:continue-numbering="true">
              <text:list-item>
                <text:p text:style-name="P19">Acompanhar todos os colegiados e trazer novos atores sociais</text:p>
              </text:list-item>
              <text:list-item>
                <text:p text:style-name="P20">Ampliar e qualificar a participação garantindo efetividade</text:p>
              </text:list-item>
              <text:list-item>
                <text:p text:style-name="P21">Concretização do sonho da conferência</text:p>
              </text:list-item>
              <text:list-item>
                <text:p text:style-name="P22">Conectar e mobilizar espaços formativos emancipatórios para participação nos territórios</text:p>
              </text:list-item>
              <text:list-item>
                <text:p text:style-name="P23">Construir</text:p>
              </text:list-item>
              <text:list-item>
                <text:p text:style-name="P24">Contribuir com educação popular para fortalecer e inovar na participação</text:p>
              </text:list-item>
              <text:list-item>
                <text:p text:style-name="P25">Dar coesão aos diferentes processos conferenciais em prol de maior participação<text:s/></text:p>
              </text:list-item>
              <text:list-item>
                <text:p text:style-name="P26">Dar voz a todas as singularidades</text:p>
              </text:list-item>
              <text:list-item>
                <text:p text:style-name="P27">Democracia como cultura</text:p>
              </text:list-item>
              <text:list-item>
                <text:p text:style-name="P28">Democratização da participação social com ações afirmativas retomando direitos</text:p>
              </text:list-item>
              <text:list-item>
                <text:p text:style-name="P29">Entraves administrativos e burocráticos</text:p>
              </text:list-item>
            </text:list>
            <text:p text:style-name="P30"/>
          </table:table-cell>
          <table:table-cell table:style-name="TableCell31">
            <text:list text:style-name="LFO2" text:continue-numbering="true">
              <text:list-item>
                <text:p text:style-name="P32">Fazer com que estados e municípios promovam participação na destinação de recursos</text:p>
              </text:list-item>
              <text:list-item>
                <text:p text:style-name="P33">Fazer devolutiva para participantes das etapas preparatórias</text:p>
              </text:list-item>
              <text:list-item>
                <text:p text:style-name="P34">Inovar</text:p>
              </text:list-item>
              <text:list-item>
                <text:p text:style-name="P35">Maior participação popular e maior engajamento da sociedade civil</text:p>
              </text:list-item>
              <text:list-item>
                <text:p text:style-name="P36">Processo organizacional da conferência e garantia da efetiva participação do público</text:p>
              </text:list-item>
              <text:list-item>
                <text:p text:style-name="P37">Recuperação da confiança no pacto federativo</text:p>
              </text:list-item>
              <text:list-item>
                <text:p text:style-name="P38">Retomada de conferências presenciais</text:p>
              </text:list-item>
              <text:list-item>
                <text:p text:style-name="P39">Retomada e fortalecimento da democracia</text:p>
              </text:list-item>
              <text:list-item>
                <text:p text:style-name="P40">Revisão e atualização das metas do plano nacional e reestruturação dos colegiados</text:p>
              </text:list-item>
              <text:list-item>
                <text:p text:style-name="P41">Sistematização e metodologia</text:p>
              </text:list-item>
              <text:list-item>
                <text:p text:style-name="P42">Sustentar inovação em meio à burocracia</text:p>
              </text:list-item>
              <text:list-item>
                <text:p text:style-name="P43"><text:span text:style-name="T44">Transversalizar tema das pessoas com deficiência</text:span></text:p>
              </text:list-item>
            </text:list>
          </table:table-cell>
        </table:table-row>
      </table:table>
      <text:list text:style-name="LFO1" text:continue-numbering="true">
        <text:list-item>
          <text:p text:style-name="P45"><text:span text:style-name="T46">Fala inspiradora</text:span><text:span text:style-name="T47"><text:s/>– Fábio Deboni apresentou experiências de práticas educativas e estímulos para o diálogo. A apresentação utilizada foi anexada.</text:span></text:p>
        </text:list-item>
        <text:list-item>
          <text:p text:style-name="P48"><text:span text:style-name="T49">Roda de conversa</text:span><text:span text:style-name="T50"><text:s/>– Participantes foram convidadas a responder à questão: Como estimular práticas educativas processos conferenciais? Abaixo anotações de ideias mencionadas.</text:span></text:p>
        </text:list-item>
      </text:list>
      <text:list text:style-name="LFO3" text:continue-numbering="true">
        <text:list-item>
          <text:p text:style-name="P51"><text:span text:style-name="T52">Entender o que é educação popular e diversificar práticas formativas</text:span></text:p>
        </text:list-item>
        <text:list-item>
          <text:p text:style-name="P53"><text:span text:style-name="T54">Usar documento-base da conferência aliado a boa metodologia para gerar reflexão crítica</text:span></text:p>
        </text:list-item>
        <text:list-item>
          <text:p text:style-name="P55"><text:span text:style-name="T56">Aprender como místicas de movimentos sociais podem ser formativas</text:span></text:p>
        </text:list-item>
        <text:list-item>
          <text:p text:style-name="P57"><text:span text:style-name="T58">Estruturar nas conferências estratégias de monitoramento / balanço das propostas elaboradas</text:span></text:p>
        </text:list-item>
        <text:list-item>
          <text:p text:style-name="P59"><text:span text:style-name="T60">Compreender que conferência como processo formativo não termina na etapa nacional e precisa seguir nos equipamentos públicos que estão nos territórios</text:span></text:p>
        </text:list-item>
        <text:list-item>
          <text:p text:style-name="P61"><text:span text:style-name="T62">Estimular momentos mais horizontalizados e sem votações</text:span></text:p>
        </text:list-item>
        <text:list-item>
          <text:p text:style-name="P63"><text:span text:style-name="T64">Ampliar a compreensão de participação digital para incluir também em momentos presenciais</text:span></text:p>
        </text:list-item>
        <text:list-item>
          <text:p text:style-name="P65"><text:span text:style-name="T66">Integrar elaboração de propostas com o ciclo orçamentário</text:span></text:p>
        </text:list-item>
        <text:list-item>
          <text:p text:style-name="P67"><text:span text:style-name="T68">Realizar mais conferências temáticas</text:span></text:p>
        </text:list-item>
        <text:list-item>
          <text:p text:style-name="P69"><text:span text:style-name="T70">Difundir compreensão que propostas nem sempre serão implementadas</text:span></text:p>
        </text:list-item>
        <text:list-item>
          <text:p text:style-name="P71"><text:span text:style-name="T72">Realizar encontro para intercâmbio de práticas educativas de organizações e movimentos sociais</text:span></text:p>
        </text:list-item>
        <text:list-item>
          <text:p text:style-name="P73"><text:span text:style-name="T74">Desenvolver pesquisas nos processos conferenciais</text:span></text:p>
        </text:list-item>
        <text:list-item>
          <text:p text:style-name="P75"><text:span text:style-name="T76">Integrar atividades culturais a processos formativos</text:span></text:p>
        </text:list-item>
        <text:list-item>
          <text:p text:style-name="P77"><text:span text:style-name="T78">Ampliar possibilidades de expressão que transcendam linguagens escrita e oral</text:span></text:p>
        </text:list-item>
        <text:list-item>
          <text:p text:style-name="P79"><text:span text:style-name="T80">Organizar conferências a partir do modo de organização social</text:span></text:p>
        </text:list-item>
        <text:list-item>
          <text:p text:style-name="P81"><text:span text:style-name="T82">Ampliar cotas para inclusão de grupos historicamente excluídos de conferências</text:span></text:p>
        </text:list-item>
        <text:list-item>
          <text:p text:style-name="P83"><text:span text:style-name="T84">Utilizar ferramentas de comunicação que estão no cotidiano das pessoas<text:s/></text:span></text:p>
        </text:list-item>
      </text:list>
      <text:list text:style-name="LFO1" text:continue-numbering="true">
        <text:list-item>
          <text:p text:style-name="P85"><text:span text:style-name="T86">Fechamento</text:span><text:span text:style-name="T87"><text:s/>– Pedro Pontual sugeriu criação de fórum permanente de reflexão e diálogo sobre práticas educativas em Conferências. Proposta que foi aceita pelo grup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normaltextrun" style:display-name="normaltextrun" style:family="text" style:parent-style-name="Fonteparág.padrão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BR" fo:hyphenate="false"/>
    </style:style>
    <style:style style:name="eop" style:display-name="eop" style:family="text" style:parent-style-name="Fonteparág.padrão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ovis Henrique Leite de Souza</meta:initial-creator>
    <dc:creator>Clovis Henrique Leite de Souza</dc:creator>
    <meta:creation-date>2025-12-04T19:07:00Z</meta:creation-date>
    <dc:date>2025-12-04T19:07:00Z</dc:date>
    <meta:template xlink:href="Normal" xlink:type="simple"/>
    <meta:editing-cycles>2</meta:editing-cycles>
    <meta:editing-duration>PT0S</meta:editing-duration>
    <meta:document-statistic meta:page-count="1" meta:paragraph-count="6" meta:word-count="528" meta:character-count="3379" meta:row-count="23" meta:non-whitespace-character-count="2857"/>
  </office:meta>
</office:document-meta>
</file>